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 Narrow" fo:language="en" fo:country="US" officeooo:rsid="00062076" officeooo:paragraph-rsid="00062076"/>
    </style:style>
    <style:style style:name="P2" style:family="paragraph" style:parent-style-name="Standard">
      <style:text-properties style:font-name="Arial Narrow" fo:language="en" fo:country="US" officeooo:rsid="00062145" officeooo:paragraph-rsid="00062145"/>
    </style:style>
    <style:style style:name="P3" style:family="paragraph" style:parent-style-name="Standard">
      <style:text-properties style:font-name="Arial Narrow" fo:language="en" fo:country="US" officeooo:rsid="00062145" officeooo:paragraph-rsid="000910b1"/>
    </style:style>
    <style:style style:name="P4" style:family="paragraph" style:parent-style-name="Standard">
      <style:text-properties style:font-name="Arial Narrow" fo:language="en" fo:country="US" officeooo:rsid="00062145" officeooo:paragraph-rsid="000c8e72"/>
    </style:style>
    <style:style style:name="P5" style:family="paragraph" style:parent-style-name="Standard">
      <style:text-properties style:font-name="Arial Narrow" fo:language="en" fo:country="US" officeooo:rsid="00062145" officeooo:paragraph-rsid="000f6c5d"/>
    </style:style>
    <style:style style:name="P6" style:family="paragraph" style:parent-style-name="Standard">
      <style:text-properties style:font-name="Arial Narrow" fo:language="en" fo:country="US" officeooo:rsid="00062145" officeooo:paragraph-rsid="0016fd77"/>
    </style:style>
    <style:style style:name="P7" style:family="paragraph" style:parent-style-name="Standard">
      <style:text-properties style:font-name="Arial Narrow" fo:language="en" fo:country="US" officeooo:rsid="0006d9fc" officeooo:paragraph-rsid="0006d9fc"/>
    </style:style>
    <style:style style:name="P8" style:family="paragraph" style:parent-style-name="Standard">
      <style:text-properties style:font-name="Arial Narrow" fo:language="en" fo:country="US" officeooo:rsid="00144749" officeooo:paragraph-rsid="0006d9fc"/>
    </style:style>
    <style:style style:name="P9" style:family="paragraph" style:parent-style-name="Standard">
      <style:text-properties style:font-name="Arial Narrow" fo:language="en" fo:country="US" officeooo:rsid="0016fd77" officeooo:paragraph-rsid="0016fd77"/>
    </style:style>
    <style:style style:name="P10" style:family="paragraph" style:parent-style-name="Standard">
      <style:text-properties style:font-name="Arial Narrow" fo:language="en" fo:country="US" fo:font-weight="bold" officeooo:rsid="0012b3d5" officeooo:paragraph-rsid="0019c1d2" style:font-weight-asian="bold" style:font-weight-complex="bold"/>
    </style:style>
    <style:style style:name="P11" style:family="paragraph" style:parent-style-name="Standard">
      <style:text-properties style:font-name="Arial Narrow" fo:language="en" fo:country="US" fo:font-weight="bold" officeooo:rsid="00144749" officeooo:paragraph-rsid="00144749" style:font-weight-asian="bold" style:font-weight-complex="bold"/>
    </style:style>
    <style:style style:name="P12" style:family="paragraph" style:parent-style-name="Standard">
      <style:text-properties style:font-name="Arial Narrow" fo:language="en" fo:country="US" fo:font-weight="bold" officeooo:rsid="0012b3d5" officeooo:paragraph-rsid="0012b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Arial Narrow" fo:language="en" fo:country="US" officeooo:rsid="0017cb94" officeooo:paragraph-rsid="0017cb94"/>
    </style:style>
    <style:style style:name="P14" style:family="paragraph" style:parent-style-name="Standard">
      <style:text-properties style:font-name="Arial Narrow" fo:font-size="14pt" fo:language="en" fo:country="US" fo:font-weight="bold" officeooo:rsid="0006d9fc" officeooo:paragraph-rsid="0006d9fc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 Narrow" fo:font-size="14pt" fo:language="en" fo:country="US" fo:font-weight="bold" officeooo:rsid="0017cb94" officeooo:paragraph-rsid="0017cb94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Arial Narrow"/>
    </style:style>
    <style:style style:name="P17" style:family="paragraph" style:parent-style-name="Table_20_Contents">
      <style:text-properties style:font-name="Arial Narrow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style:font-name="Arial Narrow" fo:language="en" fo:country="US" officeooo:rsid="0006d9fc" officeooo:paragraph-rsid="0006d9fc"/>
    </style:style>
    <style:style style:name="P19" style:family="paragraph" style:parent-style-name="Standard">
      <style:text-properties style:font-name="Arial Narrow" fo:language="en" fo:country="US" officeooo:rsid="001d8366" officeooo:paragraph-rsid="001d8366"/>
    </style:style>
    <style:style style:name="P20" style:family="paragraph" style:parent-style-name="Standard">
      <style:text-properties style:font-name="Arial Narrow" fo:language="en" fo:country="US" officeooo:rsid="00062145" officeooo:paragraph-rsid="001d8366"/>
    </style:style>
    <style:style style:name="T1" style:family="text">
      <style:text-properties officeooo:rsid="000c8e72"/>
    </style:style>
    <style:style style:name="T2" style:family="text">
      <style:text-properties officeooo:rsid="000e6d26"/>
    </style:style>
    <style:style style:name="T3" style:family="text">
      <style:text-properties officeooo:rsid="000f6c5d"/>
    </style:style>
    <style:style style:name="T4" style:family="text">
      <style:text-properties officeooo:rsid="0016f383"/>
    </style:style>
    <style:style style:name="T5" style:family="text">
      <style:text-properties officeooo:rsid="001d8366"/>
    </style:style>
    <style:style style:name="T6" style:family="text">
      <style:text-properties officeooo:rsid="001e9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I DOCUMENTATION</text:p>
      <text:p text:style-name="P1"/>
      <text:p text:style-name="P14">TerrainController</text:p>
      <text:p text:style-name="P7"/>
      <text:p text:style-name="P19">Get requests</text:p>
      <text:p text:style-name="P20">api/<text:span text:style-name="T4">t</text:span>errain</text:p>
      <text:p text:style-name="P20"><text:span text:style-name="T1">R</text:span>etrieve<text:span text:style-name="T5">s</text:span> all terrain<text:span text:style-name="T6">s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GET requests</text:p>
          </table:table-cell>
          <table:table-cell table:style-name="Table1.A1" office:value-type="string">
            <text:p text:style-name="P17"/>
          </table:table-cell>
          <table:table-cell table:style-name="Table1.C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">api/<text:span text:style-name="T4">t</text:span>errain/<text:span text:style-name="T3">5</text:span></text:p>
          </table:table-cell>
          <table:table-cell table:style-name="Table1.A2" office:value-type="string">
            <text:p text:style-name="P5"><text:span text:style-name="T1">R</text:span>etrieve <text:span text:style-name="T2">a </text:span><text:span text:style-name="T3">single</text:span>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">api/<text:span text:style-name="T4">t</text:span>errain/5/nodes</text:p>
          </table:table-cell>
          <table:table-cell table:style-name="Table1.A2" office:value-type="string">
            <text:p text:style-name="P4"><text:span text:style-name="T1">R</text:span>etrieve all nodes of <text:span text:style-name="T2">a</text:span>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1">POST request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6">api/<text:span text:style-name="T4">t</text:span>errain</text:p>
          </table:table-cell>
          <table:table-cell table:style-name="Table1.A2" office:value-type="string">
            <text:p text:style-name="P9">Create a new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</table:table>
      <text:p text:style-name="P7"/>
      <text:p text:style-name="P8"/>
      <text:p text:style-name="P15">NodeController</text:p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GET requests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api/Node/1/detail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22:58:33.828000000</meta:creation-date>
    <dc:date>2023-08-14T13:51:04.978000000</dc:date>
    <meta:editing-duration>PT3H28M34S</meta:editing-duration>
    <meta:editing-cycles>21</meta:editing-cycles>
    <meta:generator>LibreOffice/7.5.0.3$Windows_X86_64 LibreOffice_project/c21113d003cd3efa8c53188764377a8272d9d6de</meta:generator>
    <meta:document-statistic meta:table-count="2" meta:image-count="0" meta:object-count="0" meta:page-count="1" meta:paragraph-count="16" meta:word-count="35" meta:character-count="270" meta:non-whitespace-character-count="251"/>
  </office:meta>
</office:document-meta>
</file>